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39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dde8cb" fo:wrap-option="wrap"/>
    </style:style>
    <style:style style:name="ce10" style:family="table-cell" style:parent-style-name="Default">
      <style:table-cell-properties fo:background-color="#ffdbb6"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9pt" style:font-size-complex="9pt" fo:font-weight="bold" style:font-weight-asian="bold" style:font-weight-complex="bold"/>
    </style:style>
    <style:style style:name="T4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9pt" style:font-size-asian="9pt" fo:font-size="9pt"/>
    </style:style>
    <style:style style:name="T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9pt" style:font-size-asian="9pt" fo:font-size="9pt" fo:font-weight="bold" style:font-weight-asian="bold" style:font-weight-complex="bold"/>
    </style:style>
    <style:style style:name="T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9pt" style:font-size-asian="9pt" fo:font-size="9pt" fo:font-weight="normal" style:font-weight-asian="normal" style:font-weight-complex="normal"/>
    </style:style>
    <style:style style:name="T7" style:family="text">
      <style:text-properties fo:font-size="9pt" style:font-size-asian="9pt" style:font-size-complex="9pt" fo:font-style="italic" style:font-style-asian="italic" style:font-style-complex="italic"/>
    </style:style>
    <style:style style:name="T8" style:family="text">
      <style:text-properties fo:font-size="9pt" style:font-size-asian="9pt" style:font-size-complex="9pt" fo:font-style="normal" style:font-style-asian="normal" style:font-style-complex="normal"/>
    </style:style>
    <style:style style:name="T9" style:family="text">
      <style:text-properties style:font-name="Liberation Serif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DejaVu Sans" style:font-name-complex="DejaVu Sans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ce8"/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Total reads</text:p>
          </table:table-cell>
          <table:table-cell table:style-name="ce8" office:value-type="string" calcext:value-type="string">
            <text:p>Read depth in millions (M) &gt;25M</text:p>
          </table:table-cell>
          <table:table-cell office:value-type="string" calcext:value-type="string">
            <text:p>Forward = Revers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Properly Paired</text:p>
          </table:table-cell>
          <table:table-cell office:value-type="string" calcext:value-type="string">
            <text:p>Singletons</text:p>
          </table:table-cell>
        </table:table-row>
        <table:table-row table:style-name="ro2">
          <table:table-cell office:value-type="string" calcext:value-type="string">
            <text:p>Crep1</text:p>
          </table:table-cell>
          <table:table-cell table:style-name="ce1" office:value-type="string" calcext:value-type="string" table:number-columns-spanned="1" table:number-rows-spanned="6">
            <text:p>Inhibition of Histone Deacetilases</text:p>
          </table:table-cell>
          <table:table-cell office:value-type="string" calcext:value-type="string">
            <text:p>84,621,7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38964876</text:p>
          </table:table-cell>
          <table:table-cell office:value-type="string" calcext:value-type="string">
            <text:p>91.53%</text:p>
          </table:table-cell>
          <table:table-cell table:style-name="ce9" office:value-type="string" calcext:value-type="string">
            <text:p>83.78%</text:p>
          </table:table-cell>
          <table:table-cell table:style-name="ce10" office:value-type="string" calcext:value-type="string">
            <text:p>4.19%</text:p>
          </table:table-cell>
        </table:table-row>
        <table:table-row table:style-name="ro2">
          <table:table-cell office:value-type="string" calcext:value-type="string">
            <text:p>Crep2</text:p>
          </table:table-cell>
          <table:covered-table-cell/>
          <table:table-cell office:value-type="string" calcext:value-type="string">
            <text:p>80,432,8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36990138</text:p>
          </table:table-cell>
          <table:table-cell office:value-type="string" calcext:value-type="string">
            <text:p>90.14%</text:p>
          </table:table-cell>
          <table:table-cell table:style-name="ce9" office:value-type="string" calcext:value-type="string">
            <text:p>81.28%</text:p>
          </table:table-cell>
          <table:table-cell table:style-name="ce10" office:value-type="string" calcext:value-type="string">
            <text:p>4.87%</text:p>
          </table:table-cell>
        </table:table-row>
        <table:table-row table:style-name="ro2">
          <table:table-cell office:value-type="string" calcext:value-type="string">
            <text:p>Crep3</text:p>
          </table:table-cell>
          <table:covered-table-cell/>
          <table:table-cell office:value-type="string" calcext:value-type="string">
            <text:p>79,497,0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36502584</text:p>
          </table:table-cell>
          <table:table-cell office:value-type="string" calcext:value-type="string">
            <text:p>91.57%</text:p>
          </table:table-cell>
          <table:table-cell table:style-name="ce9" office:value-type="string" calcext:value-type="string">
            <text:p>83.95%</text:p>
          </table:table-cell>
          <table:table-cell table:style-name="ce10" office:value-type="string" calcext:value-type="string">
            <text:p>3.94%</text:p>
          </table:table-cell>
        </table:table-row>
        <table:table-row table:style-name="ro2">
          <table:table-cell office:value-type="string" calcext:value-type="string">
            <text:p>Trep1</text:p>
          </table:table-cell>
          <table:covered-table-cell/>
          <table:table-cell office:value-type="string" calcext:value-type="string">
            <text:p>78,309,5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36028942</text:p>
          </table:table-cell>
          <table:table-cell office:value-type="string" calcext:value-type="string">
            <text:p>91.02%</text:p>
          </table:table-cell>
          <table:table-cell table:style-name="ce9" office:value-type="string" calcext:value-type="string">
            <text:p>83.33%</text:p>
          </table:table-cell>
          <table:table-cell table:style-name="ce10" office:value-type="string" calcext:value-type="string">
            <text:p>4.27%</text:p>
          </table:table-cell>
        </table:table-row>
        <table:table-row table:style-name="ro2">
          <table:table-cell office:value-type="string" calcext:value-type="string">
            <text:p>Trep2</text:p>
          </table:table-cell>
          <table:covered-table-cell/>
          <table:table-cell office:value-type="string" calcext:value-type="string">
            <text:p>100,634,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46349311</text:p>
          </table:table-cell>
          <table:table-cell office:value-type="string" calcext:value-type="string">
            <text:p>90.24%</text:p>
          </table:table-cell>
          <table:table-cell table:style-name="ce9" office:value-type="string" calcext:value-type="string">
            <text:p>82.09%</text:p>
          </table:table-cell>
          <table:table-cell table:style-name="ce10" office:value-type="string" calcext:value-type="string">
            <text:p>4.61%</text:p>
          </table:table-cell>
        </table:table-row>
        <table:table-row table:style-name="ro2">
          <table:table-cell office:value-type="string" calcext:value-type="string">
            <text:p>Trep3</text:p>
          </table:table-cell>
          <table:covered-table-cell/>
          <table:table-cell office:value-type="string" calcext:value-type="string">
            <text:p>93,106,4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42800390</text:p>
          </table:table-cell>
          <table:table-cell office:value-type="string" calcext:value-type="string">
            <text:p>90.34%</text:p>
          </table:table-cell>
          <table:table-cell table:style-name="ce9" office:value-type="string" calcext:value-type="string">
            <text:p>82.17%</text:p>
          </table:table-cell>
          <table:table-cell table:style-name="ce10" office:value-type="string" calcext:value-type="string">
            <text:p>4.72%</text:p>
          </table:table-cell>
        </table:table-row>
        <table:table-row table:style-name="ro2">
          <table:table-cell office:value-type="string" calcext:value-type="string">
            <text:p>VMrep1</text:p>
          </table:table-cell>
          <table:table-cell table:style-name="ce1" office:value-type="string" calcext:value-type="string" table:number-columns-spanned="1" table:number-rows-spanned="6">
            <text:p>Stress treatment for ME</text:p>
          </table:table-cell>
          <table:table-cell office:value-type="string" calcext:value-type="string">
            <text:p>88,675,2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41999230</text:p>
          </table:table-cell>
          <table:table-cell office:value-type="string" calcext:value-type="string">
            <text:p>90.97%</text:p>
          </table:table-cell>
          <table:table-cell table:style-name="ce9" office:value-type="string" calcext:value-type="string">
            <text:p>84.79%</text:p>
          </table:table-cell>
          <table:table-cell table:style-name="ce10" office:value-type="string" calcext:value-type="string">
            <text:p>3.29%</text:p>
          </table:table-cell>
        </table:table-row>
        <table:table-row table:style-name="ro2">
          <table:table-cell office:value-type="string" calcext:value-type="string">
            <text:p>VMrep2</text:p>
          </table:table-cell>
          <table:covered-table-cell/>
          <table:table-cell office:value-type="string" calcext:value-type="string">
            <text:p>92,149,1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43710453</text:p>
          </table:table-cell>
          <table:table-cell office:value-type="string" calcext:value-type="string">
            <text:p>90.73%</text:p>
          </table:table-cell>
          <table:table-cell table:style-name="ce9" office:value-type="string" calcext:value-type="string">
            <text:p>84.78%</text:p>
          </table:table-cell>
          <table:table-cell table:style-name="ce10" office:value-type="string" calcext:value-type="string">
            <text:p>3.82%</text:p>
          </table:table-cell>
        </table:table-row>
        <table:table-row table:style-name="ro2">
          <table:table-cell office:value-type="string" calcext:value-type="string">
            <text:p>VMrep3</text:p>
          </table:table-cell>
          <table:covered-table-cell/>
          <table:table-cell office:value-type="string" calcext:value-type="string">
            <text:p>92,986,9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44061866</text:p>
          </table:table-cell>
          <table:table-cell office:value-type="string" calcext:value-type="string">
            <text:p>90.98%</text:p>
          </table:table-cell>
          <table:table-cell table:style-name="ce9" office:value-type="string" calcext:value-type="string">
            <text:p>84.96%</text:p>
          </table:table-cell>
          <table:table-cell table:style-name="ce10" office:value-type="string" calcext:value-type="string">
            <text:p>3.82%</text:p>
          </table:table-cell>
        </table:table-row>
        <table:table-row table:style-name="ro2">
          <table:table-cell office:value-type="string" calcext:value-type="string">
            <text:p>PErep1</text:p>
          </table:table-cell>
          <table:covered-table-cell/>
          <table:table-cell office:value-type="string" calcext:value-type="string">
            <text:p>87,906,5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40015993</text:p>
          </table:table-cell>
          <table:table-cell office:value-type="string" calcext:value-type="string">
            <text:p>91.60%</text:p>
          </table:table-cell>
          <table:table-cell table:style-name="ce9" office:value-type="string" calcext:value-type="string">
            <text:p>85.24%</text:p>
          </table:table-cell>
          <table:table-cell table:style-name="ce10" office:value-type="string" calcext:value-type="string">
            <text:p>3.91%</text:p>
          </table:table-cell>
        </table:table-row>
        <table:table-row table:style-name="ro2">
          <table:table-cell office:value-type="string" calcext:value-type="string">
            <text:p>PErep2</text:p>
          </table:table-cell>
          <table:covered-table-cell/>
          <table:table-cell office:value-type="string" calcext:value-type="string">
            <text:p>121,043,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54775562</text:p>
          </table:table-cell>
          <table:table-cell office:value-type="string" calcext:value-type="string">
            <text:p>91.49%</text:p>
          </table:table-cell>
          <table:table-cell table:style-name="ce9" office:value-type="string" calcext:value-type="string">
            <text:p>85.17%</text:p>
          </table:table-cell>
          <table:table-cell table:style-name="ce10" office:value-type="string" calcext:value-type="string">
            <text:p>3.83%</text:p>
          </table:table-cell>
        </table:table-row>
        <table:table-row table:style-name="ro2">
          <table:table-cell office:value-type="string" calcext:value-type="string">
            <text:p>PErep3</text:p>
          </table:table-cell>
          <table:covered-table-cell/>
          <table:table-cell office:value-type="string" calcext:value-type="string">
            <text:p>86,475,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41194449</text:p>
          </table:table-cell>
          <table:table-cell office:value-type="string" calcext:value-type="string">
            <text:p>91.13%</text:p>
          </table:table-cell>
          <table:table-cell table:style-name="ce9" office:value-type="string" calcext:value-type="string">
            <text:p>85.39%</text:p>
          </table:table-cell>
          <table:table-cell table:style-name="ce10" office:value-type="string" calcext:value-type="string">
            <text:p>3.64%</text:p>
          </table:table-cell>
        </table:table-row>
        <table:table-row table:style-name="ro2">
          <table:table-cell office:value-type="string" calcext:value-type="string">
            <text:p>N=3 replicas per sample**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0bp homogeneous transcripts***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stranded library prepara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assica napus genome size : 1000 Mbp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<text:span text:style-name="T1">ENCODE recomendations for good RNASeq practices recommend:</text:span></text:p>
            <text:p/>
            <text:p><text:span text:style-name="T2">* A</text:span><text:span text:style-name="T3"> read depth </text:span><text:span text:style-name="T2">of 10-25 M reads for Differential Gene Expression (DGE) profilling and 50-100M reads for Alternative splicing analysis (100M reads is sufficient to detect 90% transcripts and 81% of genes in the human transcriptome)</text:span></text:p>
            <text:p/>
            <text:p><text:span text:style-name="T4">*A </text:span><text:span text:style-name="T5">read coverage</text:span><text:span text:style-name="T6"> of min(Total sequence) / Transcriptome size = 78,309,586 x 150bp / 284,405,716bp =~ 41X, and it is more important for assembly and annotation of transcriptional isoforms</text:span></text:p>
            <text:p><text:span text:style-name="T2">Features for transcripts annotated in </text:span><text:span text:style-name="T7">Brassica napus</text:span><text:span text:style-name="T8"> NCBI annotation report 102 x average length(bp) = 155,074 x 1,834bp/tr  ~ 284,405,716bp</text:span></text:p>
            <text:p/>
            <text:p><text:span text:style-name="T2">** Biological replicates are essential for statistical inference in DGE to estimate the variation of transcripts more accurately with control of false positives and generalizing results. Always &gt;2 biological replicates</text:span></text:p>
            <text:p/>
            <text:p><text:span text:style-name="T2">*** A read length size of &gt;100bp for reporting of transcript positional info in large genomes</text:span></text:p>
            <text:p/>
            <text:p><text:span text:style-name="T2">**** Typical R2 pearson correlation of gene expression using RPKM/read counts – (0.92 – 0.98)</text:span></text:p>
            <text:p/>
            <text:p><text:span text:style-name="T9">(Liu Y. et al., 2014; ENCODE 2011 RNA-Seq)</text:span>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 table:number-columns-spanned="5" table:number-rows-spanned="1">
            <text:p>REFERENCES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5" table:number-rows-spanned="1">
            <text:p>Liu Y., et al., RNA-seq differential expression studies: more sequence or more replication? Bioinformatics 30(3):301-304 (2014). </text:p>
          </table:table-cell>
          <table:covered-table-cell table:number-columns-repeated="4" table:style-name="ce7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5" table:number-rows-spanned="1">
            <text:p>ENCODE 2011 RNA-Seq Guidelines</text:p>
          </table:table-cell>
          <table:covered-table-cell table:number-columns-repeated="4" table:style-name="ce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4">
          <table:table-cell table:style-name="ce5" office:value-type="string" calcext:value-type="string" table:number-columns-spanned="6" table:number-rows-spanned="1">
            <text:p>NOTES</text:p>
            <text:p>Singletons make RNAseq analysis harder but having a bam file with singletons and paired end reads inside is more biologically informative than having only the paired reads </text:p>
          </table:table-cell>
          <table:covered-table-cell table:number-columns-repeated="5"/>
          <table:table-cell table:number-columns-repeated="2"/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ll metrics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1" table:number-columns-repeated="8" table:default-cell-style-name="ce8"/>
        <table:table-row table:style-name="ro4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Total (Passed + Failed)</text:p>
          </table:table-cell>
          <table:table-cell office:value-type="string" calcext:value-type="string">
            <text:p>Forward = Revers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Supplementary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Paired in sequencing</text:p>
          </table:table-cell>
          <table:table-cell office:value-type="string" calcext:value-type="string">
            <text:p>Properly Paired</text:p>
          </table:table-cell>
          <table:table-cell office:value-type="string" calcext:value-type="string">
            <text:p>Singletons</text:p>
          </table:table-cell>
          <table:table-cell office:value-type="string" calcext:value-type="string">
            <text:p>With itself and mate mapped</text:p>
          </table:table-cell>
          <table:table-cell office:value-type="string" calcext:value-type="string">
            <text:p>Mate mapped to a different chr (mapQ=5)</text:p>
          </table:table-cell>
          <table:table-cell office:value-type="string" calcext:value-type="string">
            <text:p>Mate mapped to a different chr</text:p>
          </table:table-cell>
        </table:table-row>
        <table:table-row table:style-name="ro1">
          <table:table-cell office:value-type="string" calcext:value-type="string">
            <text:p>Crep1</text:p>
          </table:table-cell>
          <table:table-cell table:style-name="ce1" office:value-type="string" calcext:value-type="string" table:number-columns-spanned="1" table:number-rows-spanned="6">
            <text:p>Inhibition of Histone Deacetilases</text:p>
          </table:table-cell>
          <table:table-cell office:value-type="float" office:value="84621787" calcext:value-type="float">
            <text:p>84621787</text:p>
          </table:table-cell>
          <table:table-cell office:value-type="string" calcext:value-type="string">
            <text:p>Yes, 38964876</text:p>
          </table:table-cell>
          <table:table-cell office:value-type="float" office:value="6692035" calcext:value-type="float">
            <text:p>6692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7457440 (91.53%)</text:p>
          </table:table-cell>
          <table:table-cell office:value-type="float" office:value="77929752" calcext:value-type="float">
            <text:p>77929752</text:p>
          </table:table-cell>
          <table:table-cell office:value-type="string" calcext:value-type="string">
            <text:p>65290350 (83.78%)</text:p>
          </table:table-cell>
          <table:table-cell office:value-type="string" calcext:value-type="string">
            <text:p>3268373 (4.19%)</text:p>
          </table:table-cell>
          <table:table-cell office:value-type="float" office:value="67497032" calcext:value-type="float">
            <text:p>67497032</text:p>
          </table:table-cell>
          <table:table-cell office:value-type="float" office:value="1432185" calcext:value-type="float">
            <text:p>1432185</text:p>
          </table:table-cell>
          <table:table-cell office:value-type="float" office:value="1586974" calcext:value-type="float">
            <text:p>1586974</text:p>
          </table:table-cell>
        </table:table-row>
        <table:table-row table:style-name="ro1">
          <table:table-cell office:value-type="string" calcext:value-type="string">
            <text:p>Crep2</text:p>
          </table:table-cell>
          <table:covered-table-cell/>
          <table:table-cell office:value-type="float" office:value="80432832" calcext:value-type="float">
            <text:p>80432832</text:p>
          </table:table-cell>
          <table:table-cell office:value-type="string" calcext:value-type="string">
            <text:p>Yes, 36990138</text:p>
          </table:table-cell>
          <table:table-cell office:value-type="float" office:value="6452556" calcext:value-type="float">
            <text:p>6452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500726 (90.14%)</text:p>
          </table:table-cell>
          <table:table-cell office:value-type="float" office:value="73980276" calcext:value-type="float">
            <text:p>73980276</text:p>
          </table:table-cell>
          <table:table-cell office:value-type="string" calcext:value-type="string">
            <text:p>60130068 (81%.28%)</text:p>
          </table:table-cell>
          <table:table-cell office:value-type="string" calcext:value-type="string">
            <text:p>3601204 (4.87%)</text:p>
          </table:table-cell>
          <table:table-cell office:value-type="float" office:value="62446966" calcext:value-type="float">
            <text:p>62446966</text:p>
          </table:table-cell>
          <table:table-cell office:value-type="float" office:value="1560253" calcext:value-type="float">
            <text:p>1560253</text:p>
          </table:table-cell>
          <table:table-cell office:value-type="float" office:value="1737798" calcext:value-type="float">
            <text:p>1737798</text:p>
          </table:table-cell>
        </table:table-row>
        <table:table-row table:style-name="ro1">
          <table:table-cell office:value-type="string" calcext:value-type="string">
            <text:p>Crep3</text:p>
          </table:table-cell>
          <table:covered-table-cell/>
          <table:table-cell office:value-type="float" office:value="79497008" calcext:value-type="float">
            <text:p>79497008</text:p>
          </table:table-cell>
          <table:table-cell office:value-type="string" calcext:value-type="string">
            <text:p>Yes, 36502584</text:p>
          </table:table-cell>
          <table:table-cell office:value-type="float" office:value="6491840" calcext:value-type="float">
            <text:p>6491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793152 (91.57%)</text:p>
          </table:table-cell>
          <table:table-cell office:value-type="float" office:value="73005168" calcext:value-type="float">
            <text:p>73005168</text:p>
          </table:table-cell>
          <table:table-cell office:value-type="string" calcext:value-type="string">
            <text:p>61286998 (83.95%)</text:p>
          </table:table-cell>
          <table:table-cell office:value-type="string" calcext:value-type="string">
            <text:p>2876530 (3.94%)</text:p>
          </table:table-cell>
          <table:table-cell office:value-type="float" office:value="63424782" calcext:value-type="float">
            <text:p>63424782</text:p>
          </table:table-cell>
          <table:table-cell office:value-type="float" office:value="1205743" calcext:value-type="float">
            <text:p>1205743</text:p>
          </table:table-cell>
          <table:table-cell office:value-type="float" office:value="1348800" calcext:value-type="float">
            <text:p>1348800</text:p>
          </table:table-cell>
        </table:table-row>
        <table:table-row table:style-name="ro1">
          <table:table-cell office:value-type="string" calcext:value-type="string">
            <text:p>Trep1</text:p>
          </table:table-cell>
          <table:covered-table-cell/>
          <table:table-cell office:value-type="float" office:value="78309586" calcext:value-type="float">
            <text:p>78309586</text:p>
          </table:table-cell>
          <table:table-cell office:value-type="string" calcext:value-type="string">
            <text:p>Yes, 36028942</text:p>
          </table:table-cell>
          <table:table-cell office:value-type="float" office:value="6251702" calcext:value-type="float">
            <text:p>625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1279042 (91.02%)</text:p>
          </table:table-cell>
          <table:table-cell office:value-type="float" office:value="72057884" calcext:value-type="float">
            <text:p>72057884</text:p>
          </table:table-cell>
          <table:table-cell office:value-type="string" calcext:value-type="string">
            <text:p>60046730 (83.33%)</text:p>
          </table:table-cell>
          <table:table-cell office:value-type="string" calcext:value-type="string">
            <text:p>3078130 (4.27%)</text:p>
          </table:table-cell>
          <table:table-cell office:value-type="float" office:value="61949210" calcext:value-type="float">
            <text:p>61949210</text:p>
          </table:table-cell>
          <table:table-cell office:value-type="float" office:value="1205014" calcext:value-type="float">
            <text:p>1205014</text:p>
          </table:table-cell>
          <table:table-cell office:value-type="float" office:value="1329706" calcext:value-type="float">
            <text:p>1329706</text:p>
          </table:table-cell>
        </table:table-row>
        <table:table-row table:style-name="ro1">
          <table:table-cell office:value-type="string" calcext:value-type="string">
            <text:p>Trep2</text:p>
          </table:table-cell>
          <table:covered-table-cell/>
          <table:table-cell office:value-type="float" office:value="100634262" calcext:value-type="float">
            <text:p>100634262</text:p>
          </table:table-cell>
          <table:table-cell office:value-type="string" calcext:value-type="string">
            <text:p>Yes, 46349311</text:p>
          </table:table-cell>
          <table:table-cell office:value-type="float" office:value="7935640" calcext:value-type="float">
            <text:p>7935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0812636 (90.24%)</text:p>
          </table:table-cell>
          <table:table-cell office:value-type="float" office:value="92698622" calcext:value-type="float">
            <text:p>92698622</text:p>
          </table:table-cell>
          <table:table-cell office:value-type="string" calcext:value-type="string">
            <text:p>76098454 (82.09%)</text:p>
          </table:table-cell>
          <table:table-cell office:value-type="string" calcext:value-type="string">
            <text:p>4276092 (4.61%)</text:p>
          </table:table-cell>
          <table:table-cell office:value-type="float" office:value="78600904" calcext:value-type="float">
            <text:p>78600904</text:p>
          </table:table-cell>
          <table:table-cell office:value-type="float" office:value="1615733" calcext:value-type="float">
            <text:p>1615733</text:p>
          </table:table-cell>
          <table:table-cell office:value-type="float" office:value="1782506" calcext:value-type="float">
            <text:p>1782506</text:p>
          </table:table-cell>
        </table:table-row>
        <table:table-row table:style-name="ro1">
          <table:table-cell office:value-type="string" calcext:value-type="string">
            <text:p>Trep3</text:p>
          </table:table-cell>
          <table:covered-table-cell/>
          <table:table-cell office:value-type="float" office:value="93106404" calcext:value-type="float">
            <text:p>93106404</text:p>
          </table:table-cell>
          <table:table-cell office:value-type="string" calcext:value-type="string">
            <text:p>Yes, 42800390</text:p>
          </table:table-cell>
          <table:table-cell office:value-type="float" office:value="7505624" calcext:value-type="float">
            <text:p>750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114780 (90.34%)</text:p>
          </table:table-cell>
          <table:table-cell office:value-type="float" office:value="85600780" calcext:value-type="float">
            <text:p>85600780</text:p>
          </table:table-cell>
          <table:table-cell office:value-type="string" calcext:value-type="string">
            <text:p>70335638 (82.17%)</text:p>
          </table:table-cell>
          <table:table-cell office:value-type="string" calcext:value-type="string">
            <text:p>4042396 (4.72%)</text:p>
          </table:table-cell>
          <table:table-cell office:value-type="float" office:value="72566760" calcext:value-type="float">
            <text:p>72566760</text:p>
          </table:table-cell>
          <table:table-cell office:value-type="float" office:value="1735366" calcext:value-type="float">
            <text:p>1735366</text:p>
          </table:table-cell>
          <table:table-cell office:value-type="float" office:value="1916160" calcext:value-type="float">
            <text:p>1916160</text:p>
          </table:table-cell>
        </table:table-row>
        <table:table-row table:style-name="ro1">
          <table:table-cell office:value-type="string" calcext:value-type="string">
            <text:p>VMrep1</text:p>
          </table:table-cell>
          <table:table-cell table:style-name="ce1" office:value-type="string" calcext:value-type="string" table:number-columns-spanned="1" table:number-rows-spanned="6">
            <text:p>Stress treatment for ME</text:p>
          </table:table-cell>
          <table:table-cell office:value-type="float" office:value="88675214" calcext:value-type="float">
            <text:p>88675214</text:p>
          </table:table-cell>
          <table:table-cell office:value-type="string" calcext:value-type="string">
            <text:p>Yes, 41999230</text:p>
          </table:table-cell>
          <table:table-cell office:value-type="float" office:value="4676754" calcext:value-type="float">
            <text:p>4676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0663466 (90.97%)</text:p>
          </table:table-cell>
          <table:table-cell office:value-type="float" office:value="83998460" calcext:value-type="float">
            <text:p>83998460</text:p>
          </table:table-cell>
          <table:table-cell office:value-type="string" calcext:value-type="string">
            <text:p>71224296 (84.79%)</text:p>
          </table:table-cell>
          <table:table-cell office:value-type="string" calcext:value-type="string">
            <text:p>3297330 (3.29%)</text:p>
          </table:table-cell>
          <table:table-cell office:value-type="float" office:value="72689382" calcext:value-type="float">
            <text:p>72689382</text:p>
          </table:table-cell>
          <table:table-cell office:value-type="float" office:value="1183384" calcext:value-type="float">
            <text:p>1183384</text:p>
          </table:table-cell>
          <table:table-cell office:value-type="float" office:value="1244900" calcext:value-type="float">
            <text:p>1244900</text:p>
          </table:table-cell>
        </table:table-row>
        <table:table-row table:style-name="ro1">
          <table:table-cell office:value-type="string" calcext:value-type="string">
            <text:p>VMrep2</text:p>
          </table:table-cell>
          <table:covered-table-cell/>
          <table:table-cell office:value-type="float" office:value="92149170" calcext:value-type="float">
            <text:p>92149170</text:p>
          </table:table-cell>
          <table:table-cell office:value-type="string" calcext:value-type="string">
            <text:p>Yes, 43710453</text:p>
          </table:table-cell>
          <table:table-cell office:value-type="float" office:value="4728264" calcext:value-type="float">
            <text:p>472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3610744 (90.73%)</text:p>
          </table:table-cell>
          <table:table-cell office:value-type="float" office:value="87420906" calcext:value-type="float">
            <text:p>87420906</text:p>
          </table:table-cell>
          <table:table-cell office:value-type="string" calcext:value-type="string">
            <text:p>74116702 (84.78%)</text:p>
          </table:table-cell>
          <table:table-cell office:value-type="string" calcext:value-type="string">
            <text:p>3337190 (3.82%)</text:p>
          </table:table-cell>
          <table:table-cell office:value-type="float" office:value="75545290" calcext:value-type="float">
            <text:p>75545290</text:p>
          </table:table-cell>
          <table:table-cell office:value-type="float" office:value="1140925" calcext:value-type="float">
            <text:p>1140925</text:p>
          </table:table-cell>
          <table:table-cell office:value-type="float" office:value="1197612" calcext:value-type="float">
            <text:p>1197612</text:p>
          </table:table-cell>
        </table:table-row>
        <table:table-row table:style-name="ro1">
          <table:table-cell office:value-type="string" calcext:value-type="string">
            <text:p>VMrep3</text:p>
          </table:table-cell>
          <table:covered-table-cell/>
          <table:table-cell office:value-type="float" office:value="92986984" calcext:value-type="float">
            <text:p>92986984</text:p>
          </table:table-cell>
          <table:table-cell office:value-type="string" calcext:value-type="string">
            <text:p>Yes, 44061866</text:p>
          </table:table-cell>
          <table:table-cell office:value-type="float" office:value="4863252" calcext:value-type="float">
            <text:p>486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598472 (90.98%)</text:p>
          </table:table-cell>
          <table:table-cell office:value-type="float" office:value="88123732" calcext:value-type="float">
            <text:p>88123732</text:p>
          </table:table-cell>
          <table:table-cell office:value-type="string" calcext:value-type="string">
            <text:p>74866540 (84.96%)</text:p>
          </table:table-cell>
          <table:table-cell office:value-type="string" calcext:value-type="string">
            <text:p>3364838 (3.82%)</text:p>
          </table:table-cell>
          <table:table-cell office:value-type="float" office:value="76370382" calcext:value-type="float">
            <text:p>76370382</text:p>
          </table:table-cell>
          <table:table-cell office:value-type="float" office:value="1224765" calcext:value-type="float">
            <text:p>1224765</text:p>
          </table:table-cell>
          <table:table-cell office:value-type="float" office:value="1288250" calcext:value-type="float">
            <text:p>1288250</text:p>
          </table:table-cell>
        </table:table-row>
        <table:table-row table:style-name="ro1">
          <table:table-cell office:value-type="string" calcext:value-type="string">
            <text:p>PErep1</text:p>
          </table:table-cell>
          <table:covered-table-cell/>
          <table:table-cell office:value-type="float" office:value="87906575" calcext:value-type="float">
            <text:p>87906575</text:p>
          </table:table-cell>
          <table:table-cell office:value-type="string" calcext:value-type="string">
            <text:p>Yes, 40015993</text:p>
          </table:table-cell>
          <table:table-cell office:value-type="float" office:value="7874589" calcext:value-type="float">
            <text:p>7874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0518180 (91.60%)</text:p>
          </table:table-cell>
          <table:table-cell office:value-type="float" office:value="80031986" calcext:value-type="float">
            <text:p>80031986</text:p>
          </table:table-cell>
          <table:table-cell office:value-type="string" calcext:value-type="string">
            <text:p>68222688 (85.24%)</text:p>
          </table:table-cell>
          <table:table-cell office:value-type="string" calcext:value-type="string">
            <text:p>3133229 (3.91%)</text:p>
          </table:table-cell>
          <table:table-cell office:value-type="float" office:value="69510362" calcext:value-type="float">
            <text:p>69510362</text:p>
          </table:table-cell>
          <table:table-cell office:value-type="float" office:value="962842" calcext:value-type="float">
            <text:p>962842</text:p>
          </table:table-cell>
          <table:table-cell office:value-type="float" office:value="1050414" calcext:value-type="float">
            <text:p>1050414</text:p>
          </table:table-cell>
        </table:table-row>
        <table:table-row table:style-name="ro1">
          <table:table-cell office:value-type="string" calcext:value-type="string">
            <text:p>PErep2</text:p>
          </table:table-cell>
          <table:covered-table-cell/>
          <table:table-cell office:value-type="float" office:value="121043925" calcext:value-type="float">
            <text:p>121043925</text:p>
          </table:table-cell>
          <table:table-cell office:value-type="string" calcext:value-type="string">
            <text:p>Yes, 54775562</text:p>
          </table:table-cell>
          <table:table-cell office:value-type="float" office:value="11492801" calcext:value-type="float">
            <text:p>11492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747283 (91.49%)</text:p>
          </table:table-cell>
          <table:table-cell office:value-type="float" office:value="109551124" calcext:value-type="float">
            <text:p>109551124</text:p>
          </table:table-cell>
          <table:table-cell office:value-type="string" calcext:value-type="string">
            <text:p>93308292 (85.17%)</text:p>
          </table:table-cell>
          <table:table-cell office:value-type="string" calcext:value-type="string">
            <text:p>4191240 (3.83%)</text:p>
          </table:table-cell>
          <table:table-cell office:value-type="float" office:value="95063242" calcext:value-type="float">
            <text:p>95063242</text:p>
          </table:table-cell>
          <table:table-cell office:value-type="float" office:value="1345838" calcext:value-type="float">
            <text:p>1345838</text:p>
          </table:table-cell>
          <table:table-cell office:value-type="float" office:value="1217459" calcext:value-type="float">
            <text:p>1217459</text:p>
          </table:table-cell>
        </table:table-row>
        <table:table-row table:style-name="ro1">
          <table:table-cell office:value-type="string" calcext:value-type="string">
            <text:p>PErep3</text:p>
          </table:table-cell>
          <table:covered-table-cell/>
          <table:table-cell office:value-type="float" office:value="86475965" calcext:value-type="float">
            <text:p>86475965</text:p>
          </table:table-cell>
          <table:table-cell office:value-type="string" calcext:value-type="string">
            <text:p>Yes, 41194449</text:p>
          </table:table-cell>
          <table:table-cell office:value-type="float" office:value="4087067" calcext:value-type="float">
            <text:p>4087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78801789 (91.13%)</text:p>
          </table:table-cell>
          <table:table-cell office:value-type="string" calcext:value-type="string">
            <text:p>70354490 (85.39%)</text:p>
          </table:table-cell>
          <table:table-cell office:value-type="string" calcext:value-type="string">
            <text:p>3001756 (3.64%)</text:p>
          </table:table-cell>
          <table:table-cell office:value-type="float" office:value="71712966" calcext:value-type="float">
            <text:p>71712966</text:p>
          </table:table-cell>
          <table:table-cell office:value-type="float" office:value="1041627" calcext:value-type="float">
            <text:p>1041627</text:p>
          </table:table-cell>
          <table:table-cell office:value-type="float" office:value="1090110" calcext:value-type="float">
            <text:p>1090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 style:data-style-name="N2" text:time-value="13:01:52.0592909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09:09:36.199548353</meta:creation-date>
    <dc:date>2023-03-08T13:53:03.830349754</dc:date>
    <meta:editing-duration>PT2H23M56S</meta:editing-duration>
    <meta:editing-cycles>9</meta:editing-cycles>
    <meta:generator>LibreOffice/6.4.7.2$Linux_X86_64 LibreOffice_project/40$Build-2</meta:generator>
    <meta:document-statistic meta:table-count="2" meta:cell-count="273" meta:object-count="0"/>
  </office:meta>
</office:document-meta>
</file>